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7007" officeooo:paragraph-rsid="001a7007"/>
    </style:style>
    <style:style style:name="P2" style:family="paragraph" style:parent-style-name="Standard">
      <style:text-properties officeooo:rsid="001bfeec" officeooo:paragraph-rsid="001a7007"/>
    </style:style>
    <style:style style:name="P3" style:family="paragraph" style:parent-style-name="Standard">
      <style:text-properties officeooo:rsid="001bfeec" officeooo:paragraph-rsid="001bfeec"/>
    </style:style>
    <style:style style:name="P4" style:family="paragraph" style:parent-style-name="Standard">
      <style:text-properties officeooo:rsid="001bfeec" officeooo:paragraph-rsid="001d6062"/>
    </style:style>
    <style:style style:name="P5" style:family="paragraph" style:parent-style-name="Standard">
      <style:text-properties officeooo:rsid="001d6062" officeooo:paragraph-rsid="001d6062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a7007" officeooo:paragraph-rsid="001a7007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a7007" officeooo:paragraph-rsid="001bfeec"/>
    </style:style>
    <style:style style:name="P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bfeec" officeooo:paragraph-rsid="001bfeec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bfeec" officeooo:paragraph-rsid="001d6062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d6062" officeooo:paragraph-rsid="001d6062"/>
    </style:style>
    <style:style style:name="T1" style:family="text">
      <style:text-properties officeooo:rsid="001a7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просник <text:span text:style-name="T1">1.0 кружок информатики ФИМЛИ 5.</text:span></text:p>
      <text:p text:style-name="Standard"/>
      <text:p text:style-name="Standard">Фамилия, Имя, Отчество: _________________________________________________________</text:p>
      <text:p text:style-name="P1">Класс: _____________</text:p>
      <text:p text:style-name="P1">Участие в олимпиадах (предмет, год, высшее достижение): _____________________________</text:p>
      <text:p text:style-name="P6"/>
      <text:p text:style-name="P1"/>
      <text:p text:style-name="P1">Структуры данных, которые приходилось использовать: _______________________________</text:p>
      <text:p text:style-name="P6"/>
      <text:p text:style-name="P1"/>
      <text:p text:style-name="P1">Знаю алгоритмы: ________________________________________________________________</text:p>
      <text:p text:style-name="P6"/>
      <text:p text:style-name="P1"/>
      <text:p text:style-name="P1">Хотел бы больше узнать про: ______________________________________________________</text:p>
      <text:p text:style-name="P6"/>
      <text:p text:style-name="P6"/>
      <text:p text:style-name="P1"/>
      <text:p text:style-name="P1">Что такое вычислительная сложность, свое определение: ______________________________</text:p>
      <text:p text:style-name="P6"/>
      <text:p text:style-name="P1"/>
      <text:p text:style-name="P3">Знаю языки программирования (язык, сколько лет знаком): _____________________________</text:p>
      <text:p text:style-name="P8"/>
      <text:p text:style-name="P3"/>
      <text:p text:style-name="P3">Предпочитаю программировать на: <text:s/>_________________________________________________</text:p>
      <text:p text:style-name="P3"/>
      <text:p text:style-name="P3">Зачем мне нужно программирование и кружок: _______________________________________</text:p>
      <text:p text:style-name="P8"/>
      <text:p text:style-name="P3"/>
      <text:p text:style-name="P3">Хочу участвовать в олимпиадах, на каком уровне: _____________________________________</text:p>
      <text:p text:style-name="P3"/>
      <text:p text:style-name="P3">Другие кружки, хобби: ____________________________________________________________</text:p>
      <text:p text:style-name="P8"/>
      <text:p text:style-name="P2"/>
      <text:p text:style-name="P5">Как удобнее, алгоритм придумать до написания программы или придумывать на ходу:</text:p>
      <text:p text:style-name="P10"/>
      <text:p text:style-name="P5"/>
      <text:p text:style-name="P4">Как вы думаете, важнее чтобы программа работала правильно, или быстрее получить правильный результат: ____________________________________________________________</text:p>
      <text:p text:style-name="P9"/>
      <text:p text:style-name="P5"/>
      <text:p text:style-name="P5">Что лучше, писать программу для конкретной задачи, или писать так, чтобы ее можно было бы применить и в других случаях: ______________________________________________</text:p>
      <text:p text:style-name="P10"/>
      <text:p text:style-name="P4"/>
      <text:p text:style-name="P3">Другие пожелания, что хотелось бы развить: _________________________________________</text:p>
      <text:p text:style-name="P8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5:08.912230000</meta:creation-date>
    <dc:date>2016-09-21T11:59:08.440166000</dc:date>
    <meta:editing-duration>PT19M44S</meta:editing-duration>
    <meta:editing-cycles>2</meta:editing-cycles>
    <meta:generator>LibreOffice/4.3.0.4$MacOSX_x86 LibreOffice_project/62ad5818884a2fc2e5780dd45466868d41009ec0</meta:generator>
    <meta:document-statistic meta:table-count="0" meta:image-count="0" meta:object-count="0" meta:page-count="1" meta:paragraph-count="17" meta:word-count="126" meta:character-count="1462" meta:non-whitespace-character-count="1352"/>
  </office:meta>
</office:document-meta>
</file>